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ffff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68a224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b5e087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e3edcb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401cm" fo:padding-top="0cm" fo:padding-bottom="0cm" fo:padding-left="0cm" fo:padding-right="0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d34d92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68a22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b5e08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e3edcb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d34d92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d34d92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1" style:family="paragraph">
      <loext:graphic-properties draw:fill="solid" draw:fill-color="#d34d92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" style:family="text">
      <style:text-properties fo:color="#d34d92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5.502cm" svg:height="4.502cm" svg:x="7.866cm" svg:y="12.669cm">
            <text:p/>
          </draw:rect>
          <draw:rect draw:style-name="gr2" draw:text-style-name="P2" draw:layer="layout" svg:width="4.5cm" svg:height="4.502cm" svg:x="7.866cm" svg:y="12.669cm">
            <text:p/>
          </draw:rect>
          <draw:rect draw:style-name="gr3" draw:text-style-name="P3" draw:layer="layout" svg:width="1.003cm" svg:height="1.001cm" svg:x="12.366cm" svg:y="12.669cm">
            <text:p/>
          </draw:rect>
          <draw:rect draw:style-name="gr3" draw:text-style-name="P3" draw:layer="layout" svg:width="1.003cm" svg:height="1.001cm" svg:x="12.366cm" svg:y="13.67cm">
            <text:p/>
          </draw:rect>
          <draw:rect draw:style-name="gr3" draw:text-style-name="P3" draw:layer="layout" svg:width="1.003cm" svg:height="1.001cm" svg:x="12.366cm" svg:y="14.67cm">
            <text:p/>
          </draw:rect>
          <draw:rect draw:style-name="gr3" draw:text-style-name="P3" draw:layer="layout" svg:width="1.003cm" svg:height="1.001cm" svg:x="12.366cm" svg:y="15.67cm">
            <text:p/>
          </draw:rect>
          <draw:rect draw:style-name="gr4" draw:text-style-name="P4" draw:layer="layout" svg:width="0.502cm" svg:height="0.502cm" svg:x="12.366cm" svg:y="16.67cm">
            <text:p/>
          </draw:rect>
          <draw:frame draw:style-name="gr5" draw:text-style-name="P6" draw:layer="layout" svg:width="0.302cm" svg:height="0.401cm" svg:x="7.635cm" svg:y="12.378cm">
            <draw:text-box>
              <text:p text:style-name="P5"><text:span text:style-name="T1">B</text:span></text:p>
            </draw:text-box>
          </draw:frame>
          <draw:frame draw:style-name="gr5" draw:text-style-name="P6" draw:layer="layout" svg:width="0.302cm" svg:height="0.401cm" svg:x="13.382cm" svg:y="12.384cm">
            <draw:text-box>
              <text:p text:style-name="P5"><text:span text:style-name="T1">C</text:span></text:p>
            </draw:text-box>
          </draw:frame>
          <draw:frame draw:style-name="gr5" draw:text-style-name="P6" draw:layer="layout" svg:width="0.302cm" svg:height="0.401cm" svg:x="7.645cm" svg:y="17.09cm">
            <draw:text-box>
              <text:p text:style-name="P5"><text:span text:style-name="T1">A</text:span></text:p>
            </draw:text-box>
          </draw:frame>
          <draw:frame draw:style-name="gr5" draw:text-style-name="P7" draw:layer="layout" svg:width="0.302cm" svg:height="0.401cm" svg:x="13.426cm" svg:y="17.088cm">
            <draw:text-box>
              <text:p text:style-name="P5"><text:span text:style-name="T2">D</text:span></text:p>
            </draw:text-box>
          </draw:frame>
          <draw:frame draw:style-name="gr5" draw:text-style-name="P6" draw:layer="layout" svg:width="0.302cm" svg:height="0.401cm" svg:x="12.256cm" svg:y="12.29cm">
            <draw:text-box>
              <text:p text:style-name="P5"><text:span text:style-name="T1">E</text:span></text:p>
            </draw:text-box>
          </draw:frame>
          <draw:frame draw:style-name="gr5" draw:text-style-name="P6" draw:layer="layout" svg:width="0.302cm" svg:height="0.401cm" svg:x="12.253cm" svg:y="17.189cm">
            <draw:text-box>
              <text:p text:style-name="P5"><text:span text:style-name="T1">F</text:span></text:p>
            </draw:text-box>
          </draw:frame>
          <draw:frame draw:style-name="gr5" draw:text-style-name="P9" draw:layer="layout" svg:width="0.302cm" svg:height="0.401cm" svg:x="12.011cm" svg:y="13.495cm">
            <draw:text-box>
              <text:p text:style-name="P8"><text:span text:style-name="T1">G</text:span></text:p>
            </draw:text-box>
          </draw:frame>
          <draw:frame draw:style-name="gr5" draw:text-style-name="P9" draw:layer="layout" svg:width="0.302cm" svg:height="0.401cm" svg:x="13.436cm" svg:y="13.479cm">
            <draw:text-box>
              <text:p text:style-name="P8"><text:span text:style-name="T1">H</text:span></text:p>
            </draw:text-box>
          </draw:frame>
          <draw:frame draw:style-name="gr5" draw:text-style-name="P9" draw:layer="layout" svg:width="0.301cm" svg:height="0.401cm" svg:x="12.023cm" svg:y="16.485cm">
            <draw:text-box>
              <text:p text:style-name="P8"><text:span text:style-name="T1">J</text:span></text:p>
            </draw:text-box>
          </draw:frame>
          <draw:frame draw:style-name="gr5" draw:text-style-name="P10" draw:layer="layout" svg:width="0.302cm" svg:height="0.401cm" svg:x="13.399cm" svg:y="16.506cm">
            <draw:text-box>
              <text:p text:style-name="P8"><text:span text:style-name="T2">K</text:span></text:p>
            </draw:text-box>
          </draw:frame>
          <draw:frame draw:style-name="gr5" draw:text-style-name="P7" draw:layer="layout" svg:width="0.301cm" svg:height="0.401cm" svg:x="12.761cm" svg:y="17.227cm">
            <draw:text-box>
              <text:p text:style-name="P5"><text:span text:style-name="T2">M</text:span></text:p>
            </draw:text-box>
          </draw:frame>
          <draw:frame draw:style-name="gr5" draw:text-style-name="P7" draw:layer="layout" svg:width="0.302cm" svg:height="0.401cm" svg:x="12.782cm" svg:y="16.277cm">
            <draw:text-box>
              <text:p text:style-name="P5"><text:span text:style-name="T2">L</text:span></text:p>
            </draw:text-box>
          </draw:frame>
          <draw:rect draw:style-name="gr6" draw:text-style-name="P11" draw:layer="layout" svg:width="0.5cm" svg:height="0.502cm" svg:x="12.866cm" svg:y="16.67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8T10:03:50.649012267</meta:creation-date>
    <dc:date>2018-03-08T10:04:13.788235774</dc:date>
    <meta:editing-duration>PT23S</meta:editing-duration>
    <meta:editing-cycles>1</meta:editing-cycles>
    <meta:document-statistic meta:object-count="21"/>
    <meta:generator>LibreOffice/6.0.0.3$MacOSX_X86_64 LibreOffice_project/64a0f66915f38c6217de274f0aa8e15618924765</meta:generator>
  </office:meta>
</office:document-meta>
</file>